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DejaVu Serif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jaVu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>
      <style:paragraph-properties fo:margin-left="0.75in">
        <style:tab-stops/>
      </style:paragraph-properties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TableColumn14" style:family="table-column">
      <style:table-column-properties style:column-width="1.5in" style:use-optimal-column-width="false"/>
    </style:style>
    <style:style style:name="TableColumn15" style:family="table-column">
      <style:table-column-properties style:column-width="3.8958in" style:use-optimal-column-width="false"/>
    </style:style>
    <style:style style:name="TableColumn16" style:family="table-column">
      <style:table-column-properties style:column-width="1.5312in" style:use-optimal-column-width="false"/>
    </style:style>
    <style:style style:name="Table13" style:family="table">
      <style:table-properties style:width="6.9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/>
    </style:style>
    <style:style style:name="TableRow31" style:family="table-row">
      <style:table-row-properties style:min-row-height="0.4673in" style:use-optimal-row-height="false"/>
    </style:style>
    <style:style style:name="TableCell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</office:automatic-styles>
  <office:body>
    <office:text text:use-soft-page-breaks="true">
      <text:h text:style-name="P1" text:outline-level="1">Site Web ARSL</text:h>
      <text:p text:style-name="Textbody">Date de la réunion :<text:s/>17/12/2019</text:p>
      <text:p text:style-name="Textbody">Date de la réunion précédente :<text:s/>03/12/2019</text:p>
      <text:p text:style-name="Textbody"/>
      <text:p text:style-name="Textbody">Livrables attendus :</text:p>
      <text:list text:style-name="LFO2" text:continue-numbering="true">
        <text:list-item>
          <text:p text:style-name="P2">Avancer le site web</text:p>
          <text:list text:continue-numbering="true">
            <text:list-item>
              <text:p text:style-name="P3">Ajouter système de traduction du site</text:p>
            </text:list-item>
            <text:list-item>
              <text:p text:style-name="P4">Insertion des entités dans le backend (Strapi) + les associations et faire le lien entre la partie Web et l’interface client</text:p>
            </text:list-item>
            <text:list-item>
              <text:p text:style-name="P5">Ajout de fonctionnalités supplémentaires…</text:p>
            </text:list-item>
          </text:list>
        </text:list-item>
      </text:list>
      <text:p text:style-name="P6"/>
      <text:p text:style-name="Textbody">Livrables réalisés :</text:p>
      <text:list text:style-name="LFO2" text:continue-numbering="true">
        <text:list-item>
          <text:p text:style-name="P7">Avancer le site web</text:p>
          <text:list text:continue-numbering="true">
            <text:list-item>
              <text:p text:style-name="P8">Ajouter système de traduction du site</text:p>
            </text:list-item>
            <text:list-item>
              <text:p text:style-name="P9">Insertion des entités dans le backend (Strapi) + les associations</text:p>
            </text:list-item>
            <text:list-item>
              <text:p text:style-name="P10">Mise en place de Bootstrap pour mieux réaliser l’interface (Mobile first + esthétique)</text:p>
            </text:list-item>
          </text:list>
        </text:list-item>
      </text:list>
      <text:p text:style-name="Textbody">Commentaires :</text:p>
      <text:list text:style-name="LFO3" text:continue-numbering="true">
        <text:list-item>
          <text:p text:style-name="P11">On arrive à avoir un bon rendu de site web. Cependant, nous avons toujours des problèmes à lier l’interface au backend. Les apollo queries nous posent problèmes.</text:p>
        </text:list-item>
        <text:list-item>
          <text:p text:style-name="P12">Comme vous avez pu le constater aujourd’hui, Pierre et Goran ont un manque de volonté dans le développement. Pierre ne veut pas utiliser Git, car il ne sait pas l’utiliser : c’est donc compliqué de le convaincre. J’essaie donc d’aider Thomas et Clément à s’approprier Strapi et Nuxt.js, et tant pis pour ceux qui quitteront le navire, ça fait déjà deux mois.</text:p>
        </text:list-item>
      </text:list>
      <text:p text:style-name="Textbody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Étudiant</text:p>
          </table:table-cell>
          <table:table-cell table:style-name="TableCell20">
            <text:p text:style-name="P21">Tâches réalisées</text:p>
          </table:table-cell>
          <table:table-cell table:style-name="TableCell22">
            <text:p text:style-name="P23">Durée</text:p>
          </table:table-cell>
        </table:table-row>
        <table:table-row table:style-name="TableRow24">
          <table:table-cell table:style-name="TableCell25">
            <text:p text:style-name="P26">Thomas CAMPREDON / Clément GLADIN</text:p>
          </table:table-cell>
          <table:table-cell table:style-name="TableCell27">
            <text:p text:style-name="P28">Réalisation du diaporama de soutenance</text:p>
          </table:table-cell>
          <table:table-cell table:style-name="TableCell29">
            <text:p text:style-name="P30">2 heures<text:s/>chacun</text:p>
          </table:table-cell>
        </table:table-row>
        <table:table-row table:style-name="TableRow31">
          <table:table-cell table:style-name="TableCell32">
            <text:p text:style-name="P33">Frédéric CANAUD</text:p>
          </table:table-cell>
          <table:table-cell table:style-name="TableCell34">
            <text:p text:style-name="P35">Ebauche du site web</text:p>
          </table:table-cell>
          <table:table-cell table:style-name="TableCell36">
            <text:p text:style-name="P37">5 heures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DejaVu Serif" style:font-name-asian="DejaVu Sans" style:font-name-complex="DejaVu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DejaVu Serif" style:font-name-asian="DejaVu Sans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DejaVu Serif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jaVu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édéric Canaud</dc:creator>
    <meta:creation-date>2018-11-06T17:29:00Z</meta:creation-date>
    <dc:date>2019-12-17T18:44:00Z</dc:date>
    <meta:template xlink:href="Normal" xlink:type="simple"/>
    <meta:editing-cycles>13</meta:editing-cycles>
    <meta:editing-duration>PT12060S</meta:editing-duration>
    <meta:document-statistic meta:page-count="1" meta:paragraph-count="2" meta:word-count="196" meta:character-count="1274" meta:row-count="9" meta:non-whitespace-character-count="1080"/>
  </office:meta>
</office:document-meta>
</file>